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125in" table:align="margins"/>
    </style:style>
    <style:style style:name="Table1.A" style:family="table-column">
      <style:table-column-properties style:column-width="3.8563in" style:rel-column-width="32767*"/>
    </style:style>
    <style:style style:name="Table1.B" style:family="table-column">
      <style:table-column-properties style:column-width="3.8563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7.7125in" table:align="margins"/>
    </style:style>
    <style:style style:name="Education.A" style:family="table-column">
      <style:table-column-properties style:column-width="1.125in" style:rel-column-width="9559*"/>
    </style:style>
    <style:style style:name="Education.B" style:family="table-column">
      <style:table-column-properties style:column-width="6.5875in" style:rel-column-width="55976*"/>
    </style:style>
    <style:style style:name="Education.A1" style:family="table-cell" style:data-style-name="N0">
      <style:table-cell-properties fo:padding="0in" fo:border="none"/>
    </style:style>
    <style:style style:name="Education.B1" style:family="table-cell">
      <style:table-cell-properties fo:padding="0in" fo:border="none"/>
    </style:style>
    <style:style style:name="Education.B2" style:family="table-cell">
      <style:table-cell-properties fo:padding="0in" fo:border="none"/>
    </style:style>
    <style:style style:name="Education.B3" style:family="table-cell">
      <style:table-cell-properties fo:padding="0in" fo:border="none"/>
    </style:style>
    <style:style style:name="Education.4" style:family="table-row">
      <style:table-row-properties style:min-row-height="0.1563in"/>
    </style:style>
    <style:style style:name="Education.B4" style:family="table-cell">
      <style:table-cell-properties fo:padding="0in" fo:border="none"/>
    </style:style>
    <style:style style:name="Skills" style:family="table">
      <style:table-properties style:width="7.7174in" fo:margin-left="0in" fo:margin-right="-0.0049in" table:align="margins"/>
    </style:style>
    <style:style style:name="Skills.A" style:family="table-column">
      <style:table-column-properties style:column-width="1.125in" style:rel-column-width="9553*"/>
    </style:style>
    <style:style style:name="Skills.B" style:family="table-column">
      <style:table-column-properties style:column-width="6.5924in" style:rel-column-width="55982*"/>
    </style:style>
    <style:style style:name="Skills.A1" style:family="table-cell">
      <style:table-cell-properties fo:padding="0in" fo:border="none"/>
    </style:style>
    <style:style style:name="Skills.11" style:family="table-row">
      <style:table-row-properties style:min-row-height="0.1688in"/>
    </style:style>
    <style:style style:name="WorkExperience" style:family="table">
      <style:table-properties style:width="7.7188in" fo:margin-left="-0.0063in" fo:margin-right="0in" table:align="margins"/>
    </style:style>
    <style:style style:name="WorkExperience.A" style:family="table-column">
      <style:table-column-properties style:column-width="1.125in" style:rel-column-width="9551*"/>
    </style:style>
    <style:style style:name="WorkExperience.B" style:family="table-column">
      <style:table-column-properties style:column-width="6.5938in" style:rel-column-width="55984*"/>
    </style:style>
    <style:style style:name="WorkExperience.A1" style:family="table-cell">
      <style:table-cell-properties fo:padding="0in" fo:border="none"/>
    </style:style>
    <style:style style:name="WorkExperience.19" style:family="table-row">
      <style:table-row-properties style:min-row-height="0.0958in"/>
    </style:style>
    <style:style style:name="WorkExperience.34" style:family="table-row">
      <style:table-row-properties style:min-row-height="0.1104in"/>
    </style:style>
    <style:style style:name="Table2" style:family="table">
      <style:table-properties style:width="7.7125in" table:align="margins"/>
    </style:style>
    <style:style style:name="Table2.A" style:family="table-column">
      <style:table-column-properties style:column-width="1.125in" style:rel-column-width="9559*"/>
    </style:style>
    <style:style style:name="Table2.B" style:family="table-column">
      <style:table-column-properties style:column-width="6.587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3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3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53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6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6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6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7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71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text-align="start" style:justify-single-word="false" fo:orphans="2" fo:widows="2"/>
      <style:text-properties fo:font-variant="normal" fo:text-transform="none" fo:color="#333333" style:font-name="Source Serif Pro" fo:font-size="10.5pt" fo:letter-spacing="normal" fo:font-style="normal" fo:font-weight="normal" style:font-name-asian="Source Serif Pro" style:font-size-asian="10.5pt" style:font-style-asian="normal" style:font-weight-asian="normal" style:font-name-complex="Source Serif Pro" style:font-size-complex="10.5pt" style:font-style-complex="normal" style:font-weight-complex="normal"/>
    </style:style>
    <style:style style:name="P75" style:family="paragraph" style:parent-style-name="Standard">
      <style:paragraph-properties fo:text-align="start" style:justify-single-word="false" fo:orphans="2" fo:widows="2"/>
      <style:text-properties fo:font-variant="normal" fo:text-transform="none" fo:color="#333333" style:font-name="Source Serif Pro" fo:font-size="10.5pt" fo:letter-spacing="normal" fo:font-style="normal" fo:font-weight="normal" officeooo:paragraph-rsid="00bc61a6" style:font-name-asian="Source Serif Pro" style:font-size-asian="10.5pt" style:font-style-asian="normal" style:font-weight-asian="normal" style:font-name-complex="Source Serif Pro" style:font-size-complex="10.5pt" style:font-style-complex="normal" style:font-weight-complex="normal"/>
    </style:style>
    <style:style style:name="P7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top="0in" fo:margin-bottom="0.0598in" loext:contextual-spacing="false" fo:text-align="start" style:justify-single-word="false" fo:orphans="2" fo:widows="2"/>
      <style:text-properties fo:font-variant="normal" fo:text-transform="none" fo:color="#333333" style:font-name="Source Serif Pro" fo:font-size="10.5pt" fo:letter-spacing="normal" fo:font-style="normal" fo:font-weight="normal" style:font-name-asian="Source Serif Pro" style:font-size-asian="10.5pt" style:font-style-asian="normal" style:font-weight-asian="normal" style:font-name-complex="Source Serif Pro" style:font-size-complex="10.5pt" style:font-style-complex="normal" style:font-weight-complex="normal"/>
    </style:style>
    <style:style style:name="P78" style:family="paragraph" style:parent-style-name="Standard">
      <style:paragraph-properties fo:margin-top="0in" fo:margin-bottom="0.0598in" loext:contextual-spacing="false" fo:text-align="justify" style:justify-single-word="false" fo:orphans="2" fo:widows="2"/>
      <style:text-properties fo:font-variant="normal" fo:text-transform="none" fo:color="#333333" style:font-name="Source Serif Pro" fo:font-size="10.5pt" fo:letter-spacing="normal" fo:font-style="normal" fo:font-weight="normal" style:font-name-asian="Source Serif Pro" style:font-size-asian="10.5pt" style:font-style-asian="normal" style:font-weight-asian="normal" style:font-name-complex="Source Serif Pro" style:font-size-complex="10.5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391d73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391d73" style:font-size-asian="10pt" style:font-style-asian="normal" style:font-weight-asian="bold" style:font-size-complex="10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start" style:justify-single-word="false" fo:orphans="2" fo:widows="2"/>
      <style:text-properties fo:font-variant="normal" fo:text-transform="none" fo:color="#333333" style:font-name="Source Serif Pro" fo:font-size="10.5pt" fo:letter-spacing="normal" fo:font-style="normal" fo:font-weight="normal" style:font-name-asian="Source Serif Pro" style:font-size-asian="10.5pt" style:font-style-asian="normal" style:font-weight-asian="normal" style:font-name-complex="Source Serif Pro" style:font-size-complex="10.5pt" style:font-style-complex="normal" style:font-weight-complex="normal"/>
    </style:style>
    <style:style style:name="P84" style:family="paragraph" style:parent-style-name="Table_20_Contents">
      <style:paragraph-properties fo:text-align="start" style:justify-single-word="false" fo:orphans="2" fo:widows="2"/>
      <style:text-properties fo:font-variant="normal" fo:text-transform="none" fo:color="#333333" style:font-name="Source Serif Pro" fo:font-size="10.5pt" fo:letter-spacing="normal" fo:font-style="normal" fo:font-weight="normal" officeooo:paragraph-rsid="010a8ffb" style:font-name-asian="Source Serif Pro" style:font-size-asian="10.5pt" style:font-style-asian="normal" style:font-weight-asian="normal" style:font-name-complex="Source Serif Pro" style:font-size-complex="10.5pt" style:font-style-complex="normal" style:font-weight-complex="normal"/>
    </style:style>
    <style:style style:name="P85" style:family="paragraph" style:parent-style-name="Table_20_Contents">
      <style:paragraph-properties fo:text-align="start" style:justify-single-word="false" fo:orphans="2" fo:widows="2"/>
      <style:text-properties fo:font-variant="normal" fo:text-transform="none" fo:color="#333333" style:font-name="Source Serif Pro" fo:font-size="10.5pt" fo:letter-spacing="normal" fo:font-style="normal" fo:font-weight="normal" officeooo:paragraph-rsid="00821b26" style:font-name-asian="Source Serif Pro" style:font-size-asian="10.5pt" style:font-style-asian="normal" style:font-weight-asian="normal" style:font-name-complex="Source Serif Pro" style:font-size-complex="10.5pt" style:font-style-complex="normal" style:font-weight-complex="normal"/>
    </style:style>
    <style:style style:name="P86" style:family="paragraph" style:parent-style-name="Table_20_Contents">
      <style:paragraph-properties fo:text-align="end" style:justify-single-word="false" fo:orphans="2" fo:widows="2"/>
      <style:text-properties fo:font-variant="normal" fo:text-transform="none" fo:color="#333333" style:font-name="Source Serif Pro" fo:font-size="10.5pt" fo:letter-spacing="normal" fo:font-style="normal" fo:font-weight="normal" officeooo:rsid="00e8560a" officeooo:paragraph-rsid="00e8560a" style:font-name-asian="Source Serif Pro" style:font-size-asian="10.5pt" style:font-style-asian="normal" style:font-weight-asian="normal" style:font-name-complex="Source Serif Pro" style:font-size-complex="10.5pt" style:font-style-complex="normal" style:font-weight-complex="normal"/>
    </style:style>
    <style:style style:name="P87" style:family="paragraph" style:parent-style-name="Table_20_Contents">
      <style:paragraph-properties fo:text-align="end" style:justify-single-word="false" fo:orphans="2" fo:widows="2"/>
      <style:text-properties fo:font-variant="normal" fo:text-transform="none" fo:color="#333333" style:font-name="Source Serif Pro" fo:font-size="10.5pt" fo:letter-spacing="normal" fo:font-style="normal" fo:font-weight="normal" officeooo:rsid="0127f4d8" officeooo:paragraph-rsid="0127f4d8" style:font-name-asian="Source Serif Pro" style:font-size-asian="10.5pt" style:font-style-asian="normal" style:font-weight-asian="normal" style:font-name-complex="Source Serif Pro" style:font-size-complex="10.5pt" style:font-style-complex="normal" style:font-weight-complex="normal"/>
    </style:style>
    <style:style style:name="P88" style:family="paragraph" style:parent-style-name="Table_20_Contents">
      <style:paragraph-properties fo:text-align="start" style:justify-single-word="false" fo:orphans="2" fo:widows="2"/>
      <style:text-properties fo:font-variant="normal" fo:text-transform="none" fo:color="#333333" style:font-name="Source Serif Pro" fo:font-size="10.5pt" fo:letter-spacing="normal" fo:font-style="normal" fo:font-weight="normal" officeooo:rsid="00718f9b" officeooo:paragraph-rsid="00718f9b" style:font-name-asian="Source Serif Pro" style:font-size-asian="10.5pt" style:font-style-asian="normal" style:font-weight-asian="normal" style:font-name-complex="Source Serif Pro" style:font-size-complex="10.5pt" style:font-style-complex="normal" style:font-weight-complex="normal"/>
    </style:style>
    <style:style style:name="P89" style:family="paragraph" style:parent-style-name="Table_20_Contents">
      <style:paragraph-properties fo:text-align="start" style:justify-single-word="false" fo:orphans="2" fo:widows="2"/>
      <style:text-properties officeooo:paragraph-rsid="00a63329"/>
    </style:style>
    <style:style style:name="P90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orphans="2" fo:widows="2" fo:text-indent="-0.25in" style:auto-text-indent="false"/>
    </style:style>
    <style:style style:name="P9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orphans="2" fo:widows="2" fo:text-indent="-0.25in" style:auto-text-indent="false"/>
    </style:style>
    <style:style style:name="P9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0cc294" officeooo:paragraph-rsid="01096a7a" style:font-size-asian="10pt" style:font-weight-asian="normal" style:font-size-complex="10pt" style:font-weight-complex="normal"/>
    </style:style>
    <style:style style:name="P9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391d73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df0ea" officeooo:paragraph-rsid="013df0ea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orphans="2" fo:widows="2" fo:text-indent="0in" style:auto-text-indent="false"/>
      <style:text-properties fo:font-variant="normal" fo:text-transform="none" fo:color="#333333" style:font-name="Source Serif Pro" fo:font-size="10.5pt" fo:letter-spacing="normal" fo:font-style="normal" fo:font-weight="normal" officeooo:rsid="00ffecf3" officeooo:paragraph-rsid="013c432a" style:font-name-asian="Source Serif Pro" style:font-size-asian="10.5pt" style:font-style-asian="normal" style:font-weight-asian="normal" style:font-name-complex="Source Serif Pro" style:font-size-complex="10.5pt" style:font-style-complex="normal" style:font-weight-complex="normal"/>
    </style:style>
    <style:style style:name="P9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orphans="2" fo:widows="2" fo:text-indent="0in" style:auto-text-indent="false"/>
      <style:text-properties fo:font-variant="normal" fo:text-transform="none" fo:color="#333333" style:font-name="Palatino Linotype" fo:font-size="10pt" fo:letter-spacing="normal" fo:font-style="normal" style:text-underline-style="none" fo:font-weight="normal" officeooo:rsid="007b3732" officeooo:paragraph-rsid="013c432a" style:font-name-asian="Source Serif Pro" style:font-size-asian="10pt" style:font-style-asian="normal" style:font-weight-asian="normal" style:font-name-complex="Source Serif Pro" style:font-size-complex="10pt" style:font-style-complex="normal" style:font-weight-complex="normal"/>
    </style:style>
    <style:style style:name="P10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391d73" style:font-size-asian="10pt" style:font-weight-asian="normal" style:font-size-complex="10pt" style:font-weight-complex="normal"/>
    </style:style>
    <style:style style:name="P10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0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0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0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0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08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9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0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391d73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style:font-name="Palatino Linotype" fo:font-size="10pt" officeooo:rsid="013df0ea" officeooo:paragraph-rsid="013c432a" style:font-size-asian="10pt" style:font-size-complex="10pt"/>
    </style:style>
    <style:style style:name="P113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4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5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6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erif Pro" fo:font-size="10.5pt" fo:letter-spacing="normal" fo:font-style="normal" style:text-underline-style="none" fo:font-weight="normal" style:font-name-asian="Source Serif Pro" style:font-size-asian="10.5pt" style:font-style-asian="normal" style:font-weight-asian="normal" style:font-name-complex="Source Serif Pro" style:font-size-complex="10.5pt" style:font-style-complex="normal" style:font-weight-complex="normal"/>
    </style:style>
    <style:style style:name="P117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8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9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21" style:family="paragraph" style:parent-style-name="Table_20_Contents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33333" style:font-name="Source Serif Pro" fo:font-size="10.5pt" fo:letter-spacing="normal" fo:font-style="normal" fo:font-weight="normal" style:font-name-asian="Source Serif Pro" style:font-size-asian="10.5pt" style:font-style-asian="normal" style:font-weight-asian="normal" style:font-name-complex="Source Serif Pro" style:font-size-complex="10.5pt" style:font-style-complex="normal" style:font-weight-complex="normal"/>
    </style:style>
    <style:style style:name="P122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391d73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4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background-color="transparent" loext:char-shading-value="0"/>
    </style:style>
    <style:style style:name="T9" style:family="text">
      <style:text-properties fo:color="#000000" officeooo:rsid="0096fde9" fo:background-color="transparent" loext:char-shading-value="0"/>
    </style:style>
    <style:style style:name="T10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1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2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13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4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13c432a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13df0ea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color="#000000" officeooo:rsid="0133aca8"/>
    </style:style>
    <style:style style:name="T21" style:family="text">
      <style:text-properties officeooo:rsid="001f3999"/>
    </style:style>
    <style:style style:name="T22" style:family="text">
      <style:text-properties officeooo:rsid="001f533b"/>
    </style:style>
    <style:style style:name="T23" style:family="text">
      <style:text-properties officeooo:rsid="0026f121"/>
    </style:style>
    <style:style style:name="T24" style:family="text">
      <style:text-properties officeooo:rsid="002922b2"/>
    </style:style>
    <style:style style:name="T25" style:family="text">
      <style:text-properties officeooo:rsid="002b529c"/>
    </style:style>
    <style:style style:name="T26" style:family="text">
      <style:text-properties officeooo:rsid="002d44a7"/>
    </style:style>
    <style:style style:name="T27" style:family="text">
      <style:text-properties officeooo:rsid="00310b77"/>
    </style:style>
    <style:style style:name="T28" style:family="text">
      <style:text-properties officeooo:rsid="00354f96"/>
    </style:style>
    <style:style style:name="T29" style:family="text">
      <style:text-properties officeooo:rsid="0045b6a4"/>
    </style:style>
    <style:style style:name="T30" style:family="text">
      <style:text-properties officeooo:rsid="004bc635"/>
    </style:style>
    <style:style style:name="T31" style:family="text">
      <style:text-properties officeooo:rsid="00546bc0"/>
    </style:style>
    <style:style style:name="T32" style:family="text">
      <style:text-properties officeooo:rsid="00583f4a"/>
    </style:style>
    <style:style style:name="T33" style:family="text">
      <style:text-properties officeooo:rsid="005da7c2"/>
    </style:style>
    <style:style style:name="T34" style:family="text">
      <style:text-properties officeooo:rsid="00607930"/>
    </style:style>
    <style:style style:name="T35" style:family="text">
      <style:text-properties officeooo:rsid="0062f05c"/>
    </style:style>
    <style:style style:name="T36" style:family="text">
      <style:text-properties officeooo:rsid="0067aaba"/>
    </style:style>
    <style:style style:name="T37" style:family="text">
      <style:text-properties officeooo:rsid="006967fa"/>
    </style:style>
    <style:style style:name="T38" style:family="text">
      <style:text-properties officeooo:rsid="006bbf77"/>
    </style:style>
    <style:style style:name="T39" style:family="text">
      <style:text-properties officeooo:rsid="006f11bd"/>
    </style:style>
    <style:style style:name="T40" style:family="text">
      <style:text-properties officeooo:rsid="0074ed6a"/>
    </style:style>
    <style:style style:name="T41" style:family="text">
      <style:text-properties officeooo:rsid="00867cbb"/>
    </style:style>
    <style:style style:name="T42" style:family="text">
      <style:text-properties officeooo:rsid="0087c0e9"/>
    </style:style>
    <style:style style:name="T43" style:family="text">
      <style:text-properties officeooo:rsid="0088d114"/>
    </style:style>
    <style:style style:name="T44" style:family="text">
      <style:text-properties officeooo:rsid="008bcb31"/>
    </style:style>
    <style:style style:name="T45" style:family="text">
      <style:text-properties officeooo:rsid="008f96fd"/>
    </style:style>
    <style:style style:name="T46" style:family="text">
      <style:text-properties officeooo:rsid="00944f62"/>
    </style:style>
    <style:style style:name="T47" style:family="text">
      <style:text-properties officeooo:rsid="00c1f480"/>
    </style:style>
    <style:style style:name="T48" style:family="text">
      <style:text-properties officeooo:rsid="00c38da0"/>
    </style:style>
    <style:style style:name="T49" style:family="text">
      <style:text-properties fo:font-style="normal" officeooo:rsid="00c69759" style:font-style-asian="normal" style:font-style-complex="normal"/>
    </style:style>
    <style:style style:name="T50" style:family="text">
      <style:text-properties fo:font-style="normal" officeooo:rsid="00c8cfcb" style:font-style-asian="normal" style:font-style-complex="normal"/>
    </style:style>
    <style:style style:name="T51" style:family="text">
      <style:text-properties officeooo:rsid="00c44415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2979bd"/>
    </style:style>
    <style:style style:name="T54" style:family="text">
      <style:text-properties style:text-underline-style="solid" style:text-underline-width="auto" style:text-underline-color="font-color" officeooo:rsid="00c1f480"/>
    </style:style>
    <style:style style:name="T55" style:family="text">
      <style:text-properties style:text-underline-style="solid" style:text-underline-width="auto" style:text-underline-color="font-color" officeooo:rsid="01096a7a"/>
    </style:style>
    <style:style style:name="T56" style:family="text">
      <style:text-properties style:text-underline-style="solid" style:text-underline-width="auto" style:text-underline-color="font-color" officeooo:rsid="013df0ea"/>
    </style:style>
    <style:style style:name="T57" style:family="text">
      <style:text-properties officeooo:rsid="00ec0be4"/>
    </style:style>
    <style:style style:name="T58" style:family="text">
      <style:text-properties officeooo:rsid="00ffecf3"/>
    </style:style>
    <style:style style:name="T59" style:family="text">
      <style:text-properties officeooo:rsid="0101cbb6"/>
    </style:style>
    <style:style style:name="T60" style:family="text">
      <style:text-properties officeooo:rsid="010620d6"/>
    </style:style>
    <style:style style:name="T61" style:family="text">
      <style:text-properties officeooo:rsid="0108c802"/>
    </style:style>
    <style:style style:name="T62" style:family="text">
      <style:text-properties officeooo:rsid="01096a7a"/>
    </style:style>
    <style:style style:name="T63" style:family="text">
      <style:text-properties officeooo:rsid="010bced1"/>
    </style:style>
    <style:style style:name="T64" style:family="text">
      <style:text-properties officeooo:rsid="011e084e"/>
    </style:style>
    <style:style style:name="T65" style:family="text">
      <style:text-properties officeooo:rsid="012078fb"/>
    </style:style>
    <style:style style:name="T66" style:family="text">
      <style:text-properties officeooo:rsid="01235414"/>
    </style:style>
    <style:style style:name="T67" style:family="text">
      <style:text-properties fo:background-color="transparent" loext:char-shading-value="0"/>
    </style:style>
    <style:style style:name="T68" style:family="text">
      <style:text-properties officeooo:rsid="01235414" fo:background-color="transparent" loext:char-shading-value="0"/>
    </style:style>
    <style:style style:name="T69" style:family="text">
      <style:text-properties officeooo:rsid="01283034" fo:background-color="transparent" loext:char-shading-value="0"/>
    </style:style>
    <style:style style:name="T70" style:family="text">
      <style:text-properties officeooo:rsid="013bba04" fo:background-color="transparent" loext:char-shading-value="0"/>
    </style:style>
    <style:style style:name="T71" style:family="text">
      <style:text-properties officeooo:rsid="013c432a" fo:background-color="transparent" loext:char-shading-value="0"/>
    </style:style>
    <style:style style:name="T72" style:family="text">
      <style:text-properties officeooo:rsid="013df0ea" fo:background-color="transparent" loext:char-shading-value="0"/>
    </style:style>
    <style:style style:name="T73" style:family="text">
      <style:text-properties officeooo:rsid="01294f5b"/>
    </style:style>
    <style:style style:name="T74" style:family="text">
      <style:text-properties officeooo:rsid="012ff3d4"/>
    </style:style>
    <style:style style:name="T75" style:family="text">
      <style:text-properties officeooo:rsid="01318c5a"/>
    </style:style>
    <style:style style:name="T76" style:family="text">
      <style:text-properties officeooo:rsid="013c432a"/>
    </style:style>
    <style:style style:name="T77" style:family="text">
      <style:text-properties fo:font-variant="normal" fo:text-transform="none" fo:color="#333333" style:font-name="Source Serif Pro" fo:font-size="10.5pt" fo:letter-spacing="normal" fo:font-style="normal" fo:font-weight="normal" style:font-name-asian="Source Serif Pro" style:font-size-asian="10.5pt" style:font-style-asian="normal" style:font-weight-asian="normal" style:font-name-complex="Source Serif Pro" style:font-size-complex="10.5pt" style:font-style-complex="normal" style:font-weight-complex="normal"/>
    </style:style>
    <style:style style:name="T78" style:family="text">
      <style:text-properties fo:font-variant="normal" fo:text-transform="none" fo:color="#333333" style:font-name="Source Serif Pro" fo:font-size="10.5pt" fo:letter-spacing="normal" fo:font-style="normal" fo:font-weight="normal" officeooo:rsid="0127f4d8" style:font-name-asian="Source Serif Pro" style:font-size-asian="10.5pt" style:font-style-asian="normal" style:font-weight-asian="normal" style:font-name-complex="Source Serif Pro" style:font-size-complex="10.5pt" style:font-style-complex="normal" style:font-weight-complex="normal"/>
    </style:style>
    <style:style style:name="T79" style:family="text">
      <style:text-properties fo:font-variant="normal" fo:text-transform="none" fo:color="#333333" style:font-name="Source Serif Pro" fo:font-size="10.5pt" fo:letter-spacing="normal" fo:font-style="normal" style:text-underline-style="solid" style:text-underline-width="auto" style:text-underline-color="font-color" fo:font-weight="normal" style:font-name-asian="Source Serif Pro" style:font-size-asian="10.5pt" style:font-style-asian="normal" style:font-weight-asian="normal" style:font-name-complex="Source Serif Pro" style:font-size-complex="10.5pt" style:font-style-complex="normal" style:font-weight-complex="normal"/>
    </style:style>
    <style:style style:name="T80" style:family="text">
      <style:text-properties officeooo:rsid="013df0ea"/>
    </style:style>
    <style:style style:name="T81" style:family="text">
      <style:text-properties officeooo:rsid="013fc8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Minor E. Gordon, Ph.D.</text:p>
      <text:p text:style-name="P74">Curriculum Vitae</text:p>
      <text:p text:style-name="P7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6">cv<text:span text:style-name="T61">256</text:span>@minorgordon.net</text:p>
            <text:p text:style-name="P89"><text:a xlink:type="simple" xlink:href="http://mg4.consulting/" text:style-name="Internet_20_link" text:visited-style-name="Visited_20_Internet_20_Link"><text:span text:style-name="T78">http://mg4.consulting</text:span></text:a></text:p>
          </table:table-cell>
          <table:table-cell table:style-name="Table1.A1" office:value-type="string">
            <text:p text:style-name="P86"/>
            <text:p text:style-name="P87">Tulsa, OK <text:span text:style-name="T74">74114</text:span></text:p>
          </table:table-cell>
        </table:table-row>
      </table:table>
      <text:p text:style-name="P74"/>
      <text:p text:style-name="P74"/>
      <text:p text:style-name="P75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>
            <text:p text:style-name="P83"/>
          </table:table-cell>
          <table:table-cell table:style-name="Education.B3" office:value-type="string">
            <text:p text:style-name="P77">Education</text:p>
          </table:table-cell>
        </table:table-row>
        <table:table-row>
          <table:table-cell table:style-name="Education.A1" office:value-type="float" office:value="2009">
            <text:p text:style-name="P83">2009</text:p>
          </table:table-cell>
          <table:table-cell table:style-name="Education.B3" office:value-type="string">
            <text:p text:style-name="P121"><text:span text:style-name="T1">Ph.D., Computer Science</text:span><text:span text:style-name="T2">,</text:span><text:span text:style-name="T1"> </text:span>University of Cambridge</text:p>
            <text:list xml:id="list6559473727881821148" text:style-name="L1">
              <text:list-item>
                <text:p text:style-name="P90"><text:span text:style-name="T77">Dissertation: </text:span><text:a xlink:type="simple" xlink:href="http://www.cl.cam.ac.uk/techreports/UCAM-CL-TR-781.pdf" text:style-name="Internet_20_link" text:visited-style-name="Visited_20_Internet_20_Link"><text:span text:style-name="T79">Stage scheduling for CPU-intensive servers</text:span></text:a></text:p>
              </text:list-item>
            </text:list>
          </table:table-cell>
        </table:table-row>
        <table:table-row>
          <table:table-cell table:style-name="Education.A1" office:value-type="float" office:value="2005">
            <text:p text:style-name="P83">2005</text:p>
          </table:table-cell>
          <table:table-cell table:style-name="Education.B3" office:value-type="string">
            <text:p text:style-name="P121"><text:span text:style-name="T1">Diplom Informatiker</text:span><text:span text:style-name="T2">,</text:span><text:span text:style-name="T1"> </text:span>Technische Universität Berlin</text:p>
            <text:list xml:id="list3181512372121408216" text:style-name="L2">
              <text:list-item>
                <text:p text:style-name="P91"><text:span text:style-name="T77">Diplomarbeit: </text:span><text:a xlink:type="simple" xlink:href="http://kbs.cs.tu-berlin.de/theses/diplomarbeiten/da_abgeschlossen/gordon.htm" text:style-name="Internet_20_link" text:visited-style-name="Visited_20_Internet_20_Link"><text:span text:style-name="T79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1" office:value-type="float" office:value="2003">
            <text:p text:style-name="P83">2003</text:p>
          </table:table-cell>
          <table:table-cell table:style-name="Education.B4" office:value-type="string">
            <text:p text:style-name="P83"><text:span text:style-name="T1">B.Sc., Computer Science</text:span><text:span text:style-name="T2">,</text:span><text:span text:style-name="T1"> </text:span>Oklahoma State University</text:p>
          </table:table-cell>
        </table:table-row>
      </table:table>
      <text:p text:style-name="P74"/>
      <text:p text:style-name="P74"/>
      <table:table table:name="Skills" table:style-name="Skills">
        <table:table-column table:style-name="Skills.A"/>
        <table:table-column table:style-name="Skills.B"/>
        <table:table-row>
          <table:table-cell table:style-name="Skills.A1" office:value-type="string">
            <text:p text:style-name="P83"/>
          </table:table-cell>
          <table:table-cell table:style-name="Skills.A1" office:value-type="string">
            <text:p text:style-name="P78">Skills </text:p>
          </table:table-cell>
        </table:table-row>
        <table:table-row>
          <table:table-cell table:style-name="Skills.A1" office:value-type="string">
            <text:p text:style-name="P83">Languages</text:p>
          </table:table-cell>
          <table:table-cell table:style-name="Skills.A1" office:value-type="string">
            <text:p text:style-name="P83">English (native); German (fluent)</text:p>
          </table:table-cell>
        </table:table-row>
        <table:table-row>
          <table:table-cell table:style-name="Skills.A1" office:value-type="string">
            <text:p text:style-name="P83">Programming</text:p>
          </table:table-cell>
          <table:table-cell table:style-name="Skills.A1" office:value-type="string">
            <text:p text:style-name="P84">Java/<text:span text:style-name="T39">J2EE</text:span>; <text:span text:style-name="T27">Python; </text:span>C++; SQL; <text:span text:style-name="T62">C#; TypeScript; </text:span>PHP; JavaScript; HTML<text:span text:style-name="T38">+</text:span>CSS</text:p>
          </table:table-cell>
        </table:table-row>
        <table:table-row>
          <table:table-cell table:style-name="Skills.A1" office:value-type="string">
            <text:p text:style-name="P83">Frameworks</text:p>
          </table:table-cell>
          <table:table-cell table:style-name="Skills.A1" office:value-type="string">
            <text:p text:style-name="P83">Thrift; Protobufs; Guice; <text:span text:style-name="T26">Guava; Vaadin; </text:span>GWT; Shiro; jQuery; <text:span text:style-name="T37">Bootstrap</text:span></text:p>
          </table:table-cell>
        </table:table-row>
        <table:table-row>
          <table:table-cell table:style-name="Skills.A1" office:value-type="string">
            <text:p text:style-name="P88">Formats</text:p>
          </table:table-cell>
          <table:table-cell table:style-name="Skills.A1" office:value-type="string">
            <text:p text:style-name="P88">XML; JSON; CSV; <text:span text:style-name="T63">YAML; XDR</text:span></text:p>
          </table:table-cell>
        </table:table-row>
        <table:table-row>
          <table:table-cell table:style-name="Skills.A1" office:value-type="string">
            <text:p text:style-name="P83">Testing</text:p>
          </table:table-cell>
          <table:table-cell table:style-name="Skills.A1" office:value-type="string">
            <text:p text:style-name="P83">JUnit 4; Hamcrest; jMock; Jenkins; Pyunit; nose; gcov, gprof</text:p>
          </table:table-cell>
        </table:table-row>
        <table:table-row>
          <table:table-cell table:style-name="Skills.A1" office:value-type="string">
            <text:p text:style-name="P83">Documentation</text:p>
          </table:table-cell>
          <table:table-cell table:style-name="Skills.A1" office:value-type="string">
            <text:p text:style-name="P83">Doxygen; epydoc; Javadoc; Jsdoc</text:p>
          </table:table-cell>
        </table:table-row>
        <table:table-row>
          <table:table-cell table:style-name="Skills.A1" office:value-type="string">
            <text:p text:style-name="P83">Databases</text:p>
          </table:table-cell>
          <table:table-cell table:style-name="Skills.A1" office:value-type="string">
            <text:p text:style-name="P85"><text:span text:style-name="T32">ElasticSearch; </text:span>MongoDB; <text:span text:style-name="T32">Redis; SQLite; H2; SQL Server</text:span></text:p>
          </table:table-cell>
        </table:table-row>
        <table:table-row>
          <table:table-cell table:style-name="Skills.A1" office:value-type="string">
            <text:p text:style-name="P83">Platforms</text:p>
          </table:table-cell>
          <table:table-cell table:style-name="Skills.A1" office:value-type="string">
            <text:p text:style-name="P83">Windows; Debian-, RedHat, and SuSE-based Linux; OS X</text:p>
          </table:table-cell>
        </table:table-row>
        <table:table-row>
          <table:table-cell table:style-name="Skills.A1" office:value-type="string">
            <text:p text:style-name="P83">IDEs and tool<text:span text:style-name="T40">s</text:span></text:p>
          </table:table-cell>
          <table:table-cell table:style-name="Skills.A1" office:value-type="string">
            <text:p text:style-name="P83">Visual C++; Eclipse CDT/JDT/PyDev; <text:span text:style-name="T21">PyCharm; </text:span>Maven; CMake; gcc, gmake, gdb</text:p>
          </table:table-cell>
        </table:table-row>
        <table:table-row table:style-name="Skills.11">
          <table:table-cell table:style-name="Skills.A1" office:value-type="string">
            <text:p text:style-name="P83">Revision control</text:p>
          </table:table-cell>
          <table:table-cell table:style-name="Skills.A1" office:value-type="string">
            <text:p text:style-name="P83">Git; Mercurial; Subversion</text:p>
          </table:table-cell>
        </table:table-row>
        <table:table-row table:style-name="Skills.11">
          <table:table-cell table:style-name="Skills.A1" office:value-type="string">
            <text:p text:style-name="P83">Administration</text:p>
          </table:table-cell>
          <table:table-cell table:style-name="Skills.A1" office:value-type="string">
            <text:p text:style-name="P83">Shell scripting; Nagios; Ganglia; Apache httpd <text:span text:style-name="T36">and Tomcat</text:span>; nginx</text:p>
          </table:table-cell>
        </table:table-row>
      </table:table>
      <text:p text:style-name="P74"/>
      <text:p text:style-name="P74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83"/>
          </table:table-cell>
          <table:table-cell table:style-name="WorkExperience.A1" office:value-type="string">
            <text:p text:style-name="P77">Commercial Projects</text:p>
          </table:table-cell>
        </table:table-row>
        <table:table-row>
          <table:table-cell table:style-name="WorkExperience.A1" office:value-type="string">
            <text:p text:style-name="P81"><text:span text:style-name="T80">7/</text:span>201<text:span text:style-name="T80">7</text:span> – <text:s/><text:span text:style-name="T75">ongoing</text:span></text:p>
            <text:p text:style-name="P122">Part-time</text:p>
          </table:table-cell>
          <table:table-cell table:style-name="WorkExperience.A1" office:value-type="string">
            <text:p text:style-name="P111"><text:span text:style-name="T17">F</text:span><text:span text:style-name="T13">ull-stack development for </text:span><text:span text:style-name="T19">Motivated Cognition</text:span></text:p>
            <text:p text:style-name="P96"><text:span text:style-name="T72">Brian Silston </text:span><text:span text:style-name="T67">/ </text:span><text:span text:style-name="T72">New York, NY and remote</text:span></text:p>
            <text:p text:style-name="P97"><text:span text:style-name="T70">Motivated Cognition is a psychology research experiment investigating the effects of cognitive bias in our consumption of information online.</text:span></text:p>
          </table:table-cell>
        </table:table-row>
        <table:table-row>
          <table:table-cell table:style-name="WorkExperience.A1" office:value-type="string">
            <text:p text:style-name="P80">Activities</text:p>
          </table:table-cell>
          <table:table-cell table:style-name="WorkExperience.A1" office:value-type="string">
            <text:p text:style-name="P100"><text:span text:style-name="T73">Designed and implemented proprietary software </text:span>in C++ and Python</text:p>
          </table:table-cell>
        </table:table-row>
        <table:table-row>
          <table:table-cell table:style-name="WorkExperience.A1" office:value-type="string">
            <text:p text:style-name="P3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81"><text:span text:style-name="T57">4</text:span>/201<text:span text:style-name="T66">6</text:span> – <text:s/><text:span text:style-name="T75">ongoing</text:span></text:p>
            <text:p text:style-name="P122">Part-time</text:p>
          </table:table-cell>
          <table:table-cell table:style-name="WorkExperience.A1" office:value-type="string">
            <text:p text:style-name="P111"><text:span text:style-name="T17">F</text:span><text:span text:style-name="T13">ull-stack development for Polygon Analytics</text:span></text:p>
            <text:p text:style-name="P96"><text:span text:style-name="T68">Polygon Analytics Ltd.</text:span><text:span text:style-name="T67"> / </text:span><text:span text:style-name="T69">Edinburgh</text:span><text:span text:style-name="T67">, </text:span><text:span text:style-name="T68">UK </text:span><text:span text:style-name="T70">(remote only)</text:span></text:p>
          </table:table-cell>
        </table:table-row>
        <table:table-row>
          <table:table-cell table:style-name="WorkExperience.A1" office:value-type="string">
            <text:p text:style-name="P80">Activities</text:p>
          </table:table-cell>
          <table:table-cell table:style-name="WorkExperience.A1" office:value-type="string">
            <text:p text:style-name="P100"><text:span text:style-name="T73">Designed and implemented proprietary backend software </text:span>in <text:span text:style-name="T81">C++ and Python</text:span>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70"/>
          </table:table-cell>
        </table:table-row>
        <table:table-row>
          <table:table-cell table:style-name="WorkExperience.A1" office:value-type="string">
            <text:p text:style-name="P29">9/2014 – ongoing</text:p>
            <text:p text:style-name="P21">Part-time</text:p>
          </table:table-cell>
          <table:table-cell table:style-name="WorkExperience.A1" office:value-type="string">
            <text:p text:style-name="P70"><text:span text:style-name="T15">Software architecture and </text:span><text:span text:style-name="T19">full-stack</text:span><text:span text:style-name="T15"> development for the </text:span><text:a xlink:type="simple" xlink:href="https://notablist.com/" text:style-name="Internet_20_link" text:visited-style-name="Visited_20_Internet_20_Link"><text:span text:style-name="T14">Notablist</text:span></text:a><text:span text:style-name="T10"> </text:span><text:span text:style-name="T11">email </text:span><text:span text:style-name="T12">newsletter </text:span><text:span text:style-name="T11">search engine</text:span></text:p>
            <text:p text:style-name="P63">New York, NY USA and remote</text:p>
            <text:p text:style-name="P71"><text:span text:style-name="T49">Notablist indexes millions of email newsletters from hundreds of thousands of publishers and provides </text:span><text:span text:style-name="T50">both a search interface </text:span><text:span text:style-name="T49">and real-time change alerts to users.</text:span></text:p>
          </table:table-cell>
        </table:table-row>
        <table:table-row>
          <table:table-cell table:style-name="WorkExperience.A1" office:value-type="string">
            <text:p text:style-name="P72">Activities</text:p>
          </table:table-cell>
          <table:table-cell table:style-name="WorkExperience.A1" office:value-type="string">
            <text:p text:style-name="P55"><text:span text:style-name="T56">Back-end p</text:span><text:span text:style-name="T52">rototyping in Python</text:span>:</text:p>
            <text:list xml:id="list8863464460611199662" text:style-name="L3">
              <text:list-item>
                <text:p text:style-name="P92"><text:span text:style-name="T35">Classified signup responses and mapped form inputs </text:span>using numpy/scipy/scikit-learn</text:p>
              </text:list-item>
            </text:list>
            <text:p text:style-name="P50"><text:span text:style-name="T56">Server p</text:span><text:span text:style-name="T52">roduction rewrite in Java</text:span>:</text:p>
            <text:list xml:id="list134818779985264" text:continue-numbering="true" text:style-name="L3">
              <text:list-item>
                <text:p text:style-name="P101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01"><text:span text:style-name="T33">Implemented </text:span>Guice-injected Java <text:span text:style-name="T43">micro-</text:span>service<text:span text:style-name="T33">s </text:span>that encapsulated MongoDB collections; ElasticSearch indices; <text:span text:style-name="T44">Redis databases; S3 buckets; </text:span>screenshotting <text:span text:style-name="T33">and signups </text:span>with Selenium; <text:span text:style-name="T44">SpamAssassin checking; </text:span><text:soft-page-break/><text:span text:style-name="T44">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02">Designed and implemented <text:span text:style-name="T46">a scalable distributed system</text:span> for <text:span text:style-name="T45">processing</text:span> Common Crawl WARC records and submitting newsletter signups</text:p>
              </text:list-item>
              <text:list-item>
                <text:p text:style-name="P103"><text:span text:style-name="T41">Created</text:span> <text:span text:style-name="T42">administrative</text:span> user interface in Vaadin</text:p>
              </text:list-item>
              <text:list-item>
                <text:p text:style-name="P104">Docker+Compose deployment on real hardware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68"/>
          </table:table-cell>
        </table:table-row>
        <table:table-row>
          <table:table-cell table:style-name="WorkExperience.A1" office:value-type="string">
            <text:p text:style-name="P3">7/2012 – ongoing</text:p>
            <text:p text:style-name="P22">Full-time then part-time</text:p>
          </table:table-cell>
          <table:table-cell table:style-name="WorkExperience.A1" office:value-type="string">
            <text:p text:style-name="P68"><text:span text:style-name="T9">Full-stack development of the </text:span><text:a xlink:type="simple" xlink:href="http://terascript.com/" text:style-name="Internet_20_link" text:visited-style-name="Visited_20_Internet_20_Link"><text:span text:style-name="T8">TeraScript</text:span></text:a><text:span text:style-name="T7"> </text:span><text:span text:style-name="T20">product suite</text:span></text:p>
            <text:p text:style-name="P59">Tronics Software LLC / Stirling, NJ USA <text:span text:style-name="T34">and remote</text:span></text:p>
            <text:p text:style-name="P47">TeraScribe and TeraScript Server are a visual development environment and server-based runtime for <text:s/>TeraScript Action Files (TAFs), TeraScript Class Files (TCFs), and the TeraScript Markup Language (TML). <text:span text:style-name="T51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73">Activities</text:p>
          </table:table-cell>
          <table:table-cell table:style-name="WorkExperience.A1" office:value-type="string">
            <text:p text:style-name="P56"><text:span text:style-name="T52">TeraScript </text:span><text:span text:style-name="T53">Server </text:span><text:span text:style-name="T52">8</text:span>:</text:p>
            <text:p text:style-name="P44">Rewrote TeraScript 7 in Java <text:span text:style-name="T31">7 and 8</text:span> while maintaining strict backwards compatibility:</text:p>
            <text:list xml:id="list134818645843620" text:continue-numbering="true" text:style-name="L3">
              <text:list-item>
                <text:p text:style-name="P105">ANTLRv4-based compilers for <text:span text:style-name="T48">TML</text:span> and associated little languages</text:p>
              </text:list-item>
              <text:list-item>
                <text:p text:style-name="P105">Tree interpreters for TML, <text:span text:style-name="T48">TAF, and TCF</text:span></text:p>
              </text:list-item>
              <text:list-item>
                <text:p text:style-name="P107">Versioned OSGi <text:span text:style-name="T23">bundles with Maven and Apache Felix</text:span></text:p>
              </text:list-item>
              <text:list-item>
                <text:p text:style-name="P106">Library of standard functions, <text:span text:style-name="T24">primitive types, and collections</text:span> with extensive unit tests</text:p>
              </text:list-item>
            </text:list>
            <text:p text:style-name="P54"><text:span text:style-name="T52">TeraScript </text:span><text:span text:style-name="T53">Server </text:span><text:span text:style-name="T52">7</text:span> (formerly Witango <text:span text:style-name="T25">Server</text:span>):</text:p>
            <text:p text:style-name="P37">Reorganized, cleaned up, and modernized a 17-year-old C++ code base and addressed numerous bugs and feature requests for the server's first major release in over two years; <text:span text:style-name="T28">now in maintenance releases</text:span></text:p>
            <text:p text:style-name="P37">Eliminated diverging platform-specific build systems (on Win32, Linux, and OS X) in favor of CMake and ported the code base to Win64 using Visual C++ 2012</text:p>
            <text:p text:style-name="P37">Designed and implemented a SQL generator that visits dialect-specific trees of SQL-99 constructs</text:p>
            <text:p text:style-name="P45"><text:span text:style-name="T54">TeraScribe 8</text:span>:</text:p>
            <text:p text:style-name="P38">Reorganized <text:span text:style-name="T47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46"><text:span text:style-name="T55">Subcontracting</text:span>:</text:p>
            <text:p text:style-name="P93">Cross-platform (Android, iOS, Windows) mobile app development with Xamarin Forms and C#</text:p>
          </table:table-cell>
        </table:table-row>
        <table:table-row>
          <table:table-cell table:style-name="WorkExperience.A1" office:value-type="string">
            <text:p text:style-name="P34"/>
          </table:table-cell>
          <table:table-cell table:style-name="WorkExperience.A1" office:value-type="string">
            <text:p text:style-name="P52"/>
          </table:table-cell>
        </table:table-row>
        <table:table-row>
          <table:table-cell table:style-name="WorkExperience.A1" office:value-type="string">
            <text:p text:style-name="P34"><text:span text:style-name="T57">4</text:span>/201<text:span text:style-name="T64">7</text:span> – <text:span text:style-name="T64">5</text:span>/201<text:span text:style-name="T64">7</text:span></text:p>
            <text:p text:style-name="P30">Part-time</text:p>
          </table:table-cell>
          <table:table-cell table:style-name="WorkExperience.A1" office:value-type="string">
            <text:p text:style-name="P51">Drug name comparison project</text:p>
            <text:p text:style-name="P41">PSW Applied Research Inc. / Toronto, <text:span text:style-name="T60">ON</text:span> and remote</text:p>
          </table:table-cell>
        </table:table-row>
        <table:table-row>
          <table:table-cell table:style-name="WorkExperience.A1" office:value-type="string">
            <text:p text:style-name="P31">Activities</text:p>
          </table:table-cell>
          <table:table-cell table:style-name="WorkExperience.A1" office:value-type="string">
            <text:p text:style-name="P42">Implemented Kondrak‘s phonetic alignment and similarity algorithm (ALINE) <text:span text:style-name="T65">and a bigram-based orthographic algorithm (BI-SIM) </text:span>as a PostgreSQL C extension</text:p>
            <text:p text:style-name="P39">Created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44"/>
          </table:table-cell>
        </table:table-row>
        <table:table-row>
          <table:table-cell table:style-name="WorkExperience.A1" office:value-type="string">
            <text:p text:style-name="P33"><text:span text:style-name="T57">4</text:span>/2014 – <text:span text:style-name="T58">7</text:span>/2014</text:p>
            <text:p text:style-name="P20">Part-time</text:p>
          </table:table-cell>
          <table:table-cell table:style-name="WorkExperience.A1" office:value-type="string">
            <text:p text:style-name="P52"><text:span text:style-name="T4">Application </text:span><text:span text:style-name="T3">development for </text:span><text:span text:style-name="T4">the </text:span><text:a xlink:type="simple" xlink:href="http://muninn-project.org/" text:style-name="Internet_20_link" text:visited-style-name="Visited_20_Internet_20_Link"><text:span text:style-name="T17">Muninn Project</text:span></text:a><text:span text:style-name="T16"> </text:span><text:span text:style-name="T17">under contract to the Library and Archives Canada</text:span></text:p>
            <text:p text:style-name="P41">PSW Applied Research Inc. / Toronto, <text:span text:style-name="T60">ON</text:span> and remote</text:p>
          </table:table-cell>
        </table:table-row>
        <table:table-row>
          <table:table-cell table:style-name="WorkExperience.A1" office:value-type="string">
            <text:p text:style-name="P13">Activities</text:p>
          </table:table-cell>
          <table:table-cell table:style-name="WorkExperience.A1" office:value-type="string">
            <text:p text:style-name="P48">Created a command-line <text:span text:style-name="T59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59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9"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44"/>
          </table:table-cell>
        </table:table-row>
        <table:table-row>
          <table:table-cell table:style-name="WorkExperience.A1" office:value-type="string">
            <text:p text:style-name="P32">3/2013 – 7/2013</text:p>
            <text:p text:style-name="P19">Part-time</text:p>
          </table:table-cell>
          <table:table-cell table:style-name="WorkExperience.A1" office:value-type="string">
            <text:p text:style-name="P68">Back end development for <text:a xlink:type="simple" xlink:href="http://txtmrkt.com/" text:style-name="Internet_20_link" text:visited-style-name="Visited_20_Internet_20_Link"><text:span text:style-name="T8">Txtmrkt</text:span></text:a><text:span text:style-name="T7">, a marketplace for digital publications</text:span></text:p>
            <text:p text:style-name="P40">Txtmrkt LLC / New York, NY USA <text:span text:style-name="T57">and remote</text:span></text:p>
          </table:table-cell>
        </table:table-row>
        <table:table-row>
          <table:table-cell table:style-name="WorkExperience.A1" office:value-type="string">
            <text:p text:style-name="P11">Activities</text:p>
          </table:table-cell>
          <table:table-cell table:style-name="WorkExperience.A1" office:value-type="string">
            <text:p text:style-name="P61">Designed and implemented a Model-View-Controller-based Java web application with Guice-injected <text:soft-page-break/>Thryft services backed by Amazon S3</text:p>
            <text:p text:style-name="P61">Authenticated and authorized users with Shiro</text:p>
            <text:p text:style-name="P49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44"/>
          </table:table-cell>
        </table:table-row>
        <table:table-row>
          <table:table-cell table:style-name="WorkExperience.A1" office:value-type="string">
            <text:p text:style-name="P3">12/2011 – 6/2012</text:p>
            <text:p text:style-name="P23">Full-time</text:p>
          </table:table-cell>
          <table:table-cell table:style-name="WorkExperience.A1" office:value-type="string">
            <text:p text:style-name="P68">Haystack: performance monitoring platform for online businesses</text:p>
            <text:p text:style-name="P59">GrokIO LLC / New York, NY USA</text:p>
          </table:table-cell>
        </table:table-row>
        <table:table-row>
          <table:table-cell table:style-name="WorkExperience.A1" office:value-type="string">
            <text:p text:style-name="P10">Activities</text:p>
          </table:table-cell>
          <table:table-cell table:style-name="WorkExperience.A1" office:value-type="string">
            <text:p text:style-name="P36">Designed an agent (Python) and manager (Java with Spring Security+MVC and Guice) architecture for gathering, storing, and querying time series data and metadata</text:p>
            <text:list xml:id="list5016523137380995798" text:style-name="L4">
              <text:list-header>
                <text:p text:style-name="P95">Implemented time series databases from scratch using relational tables and memory-mapped files</text:p>
                <text:p text:style-name="P94">Wrote RFC 3986 grammar-based URL and URN parsers using Ragel (Java) and pyparsing (Python)</text:p>
                <text:p text:style-name="P94">Generated service interfaces in Java and Python with custom Protocol Buffers compiler plugins</text:p>
              </text:list-header>
            </text:list>
            <text:p text:style-name="P43">Coded agent plugins in Java and Python for discovering and fetching metric metadata and data:</text:p>
            <text:list xml:id="list134818250876679" text:continue-numbering="true" text:style-name="L4">
              <text:list-item>
                <text:p text:style-name="P108">Open source monitoring systems: Nagios, Ganglia, collectl, Graphite</text:p>
              </text:list-item>
              <text:list-item>
                <text:p text:style-name="P108">Open source server software: Apache httpd, nginx, MySQL, memcached, MongoDB, JMX</text:p>
              </text:list-item>
              <text:list-item>
                <text:p text:style-name="P108">Platform interfaces: procfs, sysctl, WMI, SNMP</text:p>
              </text:list-item>
              <text:list-item>
                <text:p text:style-name="P108">Third party APIs: Google Analytics, MailChimp, Spring Social, Amazon CloudWatch</text:p>
              </text:list-item>
            </text:list>
            <text:p text:style-name="P53">Supervised user experience and graphic designers in Ukraine</text:p>
            <text:p text:style-name="P43">Implemented a client-side user interface with the Google Web Toolkit, starting from wireframes:</text:p>
            <text:list xml:id="list134819445557788" text:continue-numbering="true" text:style-name="L4">
              <text:list-item>
                <text:p text:style-name="P108">Architectural best practices: Model-View-Presenter; event bus; activities and places</text:p>
              </text:list-item>
              <text:list-item>
                <text:p text:style-name="P108">Custom widgets: date time range picker, cell table pager, search box, selection tree</text:p>
              </text:list-item>
              <text:list-item>
                <text:p text:style-name="P108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68"/>
          </table:table-cell>
        </table:table-row>
        <table:table-row>
          <table:table-cell table:style-name="WorkExperience.A1" office:value-type="string">
            <text:p text:style-name="P3">8/2011 – 12/2011</text:p>
            <text:p text:style-name="P24">Full-time</text:p>
          </table:table-cell>
          <table:table-cell table:style-name="WorkExperience.A1" office:value-type="string">
            <text:p text:style-name="P68">Back end development for <text:a xlink:type="simple" xlink:href="http://birchbox.com/" text:style-name="Internet_20_link" text:visited-style-name="Visited_20_Internet_20_Link"><text:span text:style-name="T5">Birchbox</text:span></text:a>, a personalized subscription service for women's cosmetics samples</text:p>
            <text:p text:style-name="P58"><text:span text:style-name="T2">Birchbox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14">Activities</text:p>
          </table:table-cell>
          <table:table-cell table:style-name="WorkExperience.A1" office:value-type="string">
            <text:p text:style-name="P60">Designed, implemented, documented, and successfully deployed warehouse integration code in Java (back end) and PHP (administrative front end)</text:p>
            <text:p text:style-name="P59">Wrote a Thrift compiler and targets in Python+pyparsing to generate Java and PHP from Thrift definitions</text:p>
            <text:p text:style-name="P62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3"/>
          </table:table-cell>
          <table:table-cell table:style-name="WorkExperience.A1" office:value-type="string">
            <text:p text:style-name="P68"/>
          </table:table-cell>
        </table:table-row>
        <table:table-row>
          <table:table-cell table:style-name="WorkExperience.A1" office:value-type="string">
            <text:p text:style-name="P3">5/2011 – 8/2011</text:p>
            <text:p text:style-name="P25">Full-time</text:p>
          </table:table-cell>
          <table:table-cell table:style-name="WorkExperience.A1" office:value-type="string">
            <text:p text:style-name="P68">Benchmarking server stacks in order to accurately provision EC2 instances at <text:a xlink:type="simple" xlink:href="http://chartbeat.com/" text:style-name="Internet_20_link" text:visited-style-name="Visited_20_Internet_20_Link"><text:span text:style-name="T5">Chartbeat</text:span></text:a>, a real-time web analytics software-as-a-service provider</text:p>
            <text:p text:style-name="P58"><text:span text:style-name="T2">Chartbeat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15">Activities</text:p>
            <text:p text:style-name="P5"/>
            <text:p text:style-name="P5"/>
          </table:table-cell>
          <table:table-cell table:style-name="WorkExperience.A1" office:value-type="string">
            <text:p text:style-name="P59">Synthesized a realistic benchmark for front-line web servers from statistical analyses of nginx access logs</text:p>
            <text:p text:style-name="P59">Significantly reduced network bandwidth and latency on <text:s/>production servers with targeted optimizations</text:p>
            <text:p text:style-name="P62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6"/>
          </table:table-cell>
        </table:table-row>
        <table:table-row>
          <table:table-cell table:style-name="WorkExperience.A1" office:value-type="string">
            <text:p text:style-name="P3">10/2010 – 4/2011</text:p>
            <text:p text:style-name="P26">Full-time</text:p>
          </table:table-cell>
          <table:table-cell table:style-name="WorkExperience.A1" office:value-type="string">
            <text:p text:style-name="P68">File I/O library for <text:a xlink:type="simple" xlink:href="http://www.research.ibm.com/x10/" text:style-name="Internet_20_link" text:visited-style-name="Visited_20_Internet_20_Link"><text:span text:style-name="T5">X10</text:span></text:a>, a type-safe, parallel object-oriented language for high-productivity computing</text:p>
            <text:p text:style-name="P58"><text:span text:style-name="T2">IBM Research /</text:span> <text:span text:style-name="T2">Hawthorne, NY, USA</text:span></text:p>
          </table:table-cell>
        </table:table-row>
        <table:table-row>
          <table:table-cell table:style-name="WorkExperience.A1" office:value-type="string">
            <text:p text:style-name="P16">Activities</text:p>
          </table:table-cell>
          <table:table-cell table:style-name="WorkExperience.A1" office:value-type="string">
            <text:p text:style-name="P35">Designed, implemented, <text:s/>tested, and documented a new low-overhead, buffer-based file library for X10:</text:p>
            <text:list xml:id="list134818955419633" text:continue-numbering="true" text:style-name="L4">
              <text:list-item>
                <text:p text:style-name="P113">inspired by POSIX, FUSE, Boost.Filesystem, and Java NIO.2</text:p>
              </text:list-item>
              <text:list-item>
                <text:p text:style-name="P113">X10 and native code for the Java and C++ source-to-source compilation backends</text:p>
              </text:list-item>
              <text:list-item>
                <text:p text:style-name="P113">Scatter/gather I/O, aligned buffers, memory-mapped files, advisory locking</text:p>
                <text:p text:style-name="P117">Microbenchmarked the X10 runtime</text:p>
              </text:list-item>
            </text:list>
          </table:table-cell>
        </table:table-row>
        <table:table-row table:style-name="WorkExperience.34">
          <table:table-cell table:style-name="WorkExperience.A1" office:value-type="string">
            <text:p text:style-name="P3"/>
          </table:table-cell>
          <table:table-cell table:style-name="WorkExperience.A1" office:value-type="string">
            <text:p text:style-name="P3"/>
          </table:table-cell>
        </table:table-row>
        <table:table-row table:style-name="WorkExperience.34">
          <table:table-cell table:style-name="WorkExperience.A1" office:value-type="string">
            <text:p text:style-name="P3">1/2009 – 7/2010</text:p>
            <text:p text:style-name="P27">Full-time</text:p>
          </table:table-cell>
          <table:table-cell table:style-name="WorkExperience.A1" office:value-type="string">
            <text:p text:style-name="P68"><text:a xlink:type="simple" xlink:href="http://www.nec.com/de/en/prod/solutions/hpc-solutions/lxfs/" text:style-name="Internet_20_link" text:visited-style-name="Visited_20_Internet_20_Link"><text:span text:style-name="T5">LXFS</text:span></text:a>: fast and reliable data storage for High-Performance Computing clusters</text:p>
            <text:p text:style-name="P58"><text:span text:style-name="T2">NEC High Performance Computing Europe</text:span> / <text:span text:style-name="T2">Stuttgart, Germany</text:span></text:p>
          </table:table-cell>
        </table:table-row>
        <table:table-row>
          <table:table-cell table:style-name="WorkExperience.A1" office:value-type="string">
            <text:p text:style-name="P17">Activities</text:p>
          </table:table-cell>
          <table:table-cell table:style-name="WorkExperience.A1" office:value-type="string">
            <text:p text:style-name="P35">Wrote Python and bash scripts for configuring, deploying, and administrating LXFS installations:</text:p>
            <text:list xml:id="list6530384106911211137" text:style-name="L5">
              <text:list-item>
                <text:p text:style-name="P114">Lustre and lnet configuration (MGS, MDS, OSS, clients)</text:p>
              </text:list-item>
              <text:list-item>
                <text:p text:style-name="P114"><text:soft-page-break/>Redundant NFS exports</text:p>
              </text:list-item>
              <text:list-item>
                <text:p text:style-name="P114">Nagios, Ganglia, and collectl monitoring</text:p>
              </text:list-item>
              <text:list-item>
                <text:p text:style-name="P114">Heartbeat/Linux-HA services for failover</text:p>
              </text:list-item>
              <text:list-item>
                <text:p text:style-name="P114">Promise RAID devices</text:p>
              </text:list-item>
              <text:list-item>
                <text:p text:style-name="P114">Network interfaces (Infiniband, bonded Ethernet)</text:p>
                <text:p text:style-name="P118">Finished two major LXFS releases, used in numerous deployments</text:p>
                <text:p text:style-name="P109">Debugged and resolved issues in production parallel file system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3"/>
          </table:table-cell>
          <table:table-cell table:style-name="WorkExperience.A1" office:value-type="string">
            <text:p text:style-name="P64"/>
          </table:table-cell>
        </table:table-row>
        <table:table-row>
          <table:table-cell table:style-name="WorkExperience.A1" office:value-type="string">
            <text:p text:style-name="P3">1/2009 – 7/2010</text:p>
            <text:p text:style-name="P28">Full-time</text:p>
          </table:table-cell>
          <table:table-cell table:style-name="WorkExperience.A1" office:value-type="string">
            <text:p text:style-name="P64"><text:a xlink:type="simple" xlink:href="http://xtreemfs.org/" text:style-name="Internet_20_link" text:visited-style-name="Visited_20_Internet_20_Link"><text:span text:style-name="T6">XtreemFS</text:span></text:a><text:span text:style-name="T1">: a distributed and replicated file system for wide-area networks</text:span></text:p>
            <text:p text:style-name="P59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18">Activities</text:p>
          </table:table-cell>
          <table:table-cell table:style-name="WorkExperience.A1" office:value-type="string">
            <text:p text:style-name="P35">Designed, implemented, and tested the XtreemFS userspace client:</text:p>
            <text:list xml:id="list2323347458800939361" text:style-name="L6">
              <text:list-item>
                <text:p text:style-name="P115">FUSE and Dokan (Windows FUSE-like library) interfaces</text:p>
              </text:list-item>
              <text:list-item>
                <text:p text:style-name="P115">Multiple pipelined ONC-RPC streams to a a single server</text:p>
              </text:list-item>
              <text:list-item>
                <text:p text:style-name="P115">Staged, event-driven concurrency for robust performance under load</text:p>
              </text:list-item>
              <text:list-item>
                <text:p text:style-name="P115">Close-to-open file caching with per-file page sizes</text:p>
              </text:list-item>
              <text:list-item>
                <text:p text:style-name="P115">Automatic failover between file replicas on timeout</text:p>
              </text:list-item>
              <text:list-item>
                <text:p text:style-name="P115">Heavily benchmarked under different I/O loads (iobench, dbench, metadata benchmarks)</text:p>
                <text:p text:style-name="P119">Finished two major XtreemFS releases, both used in production</text:p>
                <text:p text:style-name="P110">Collaborated with academic and industry partners in Europe, Israel, and China</text:p>
              </text:list-item>
            </text:list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4"/>
          </table:table-cell>
          <table:table-cell table:style-name="Table2.B5" office:value-type="string">
            <text:p text:style-name="P57">Teaching Experience</text:p>
          </table:table-cell>
        </table:table-row>
        <table:table-row>
          <table:table-cell table:style-name="Table2.A3" office:value-type="string">
            <text:p text:style-name="P7">2/2014 – 4/2014</text:p>
          </table:table-cell>
          <table:table-cell table:style-name="Table2.B5" office:value-type="string">
            <text:p text:style-name="P65"><text:span text:style-name="T29">Two sections of </text:span>„<text:span text:style-name="T22">SQL Fundamentals“ and „Python fundamentals“ workshops for 47 (total) Ph.D. students and post-doctoral researchers in the natural sciences</text:span></text:p>
            <text:p text:style-name="P67">Iowa State University / Ames, IA USA</text:p>
          </table:table-cell>
        </table:table-row>
        <table:table-row>
          <table:table-cell table:style-name="Table2.A3" office:value-type="string">
            <text:p text:style-name="P7"/>
          </table:table-cell>
          <table:table-cell table:style-name="Table2.B5" office:value-type="string">
            <text:p text:style-name="P65"/>
          </table:table-cell>
        </table:table-row>
        <table:table-row>
          <table:table-cell table:style-name="Table2.A5" office:value-type="string">
            <text:p text:style-name="P9">2002 – 2004</text:p>
          </table:table-cell>
          <table:table-cell table:style-name="Table2.B5" office:value-type="string">
            <text:p text:style-name="P69">Technical supervision of 10 Masters' theses in the U.S. and Poland</text:p>
            <text:p text:style-name="P69">Oklahoma State University / Tulsa, OK USA</text:p>
          </table:table-cell>
        </table:table-row>
        <table:table-row>
          <table:table-cell table:style-name="Table2.A5" office:value-type="string">
            <text:p text:style-name="P9"/>
          </table:table-cell>
          <table:table-cell table:style-name="Table2.B5" office:value-type="string">
            <text:p text:style-name="P69"/>
          </table:table-cell>
        </table:table-row>
        <table:table-row table:style-name="Table2.6">
          <table:table-cell table:style-name="Table2.A6" office:value-type="string">
            <text:p text:style-name="P8">1/2002 – 3/2002</text:p>
          </table:table-cell>
          <table:table-cell table:style-name="Table2.B6" office:value-type="string">
            <text:p text:style-name="P66">Mathematics <text:span text:style-name="T30">tutoring</text:span> for 6th and 7th graders</text:p>
            <text:p text:style-name="P66">Tulsa Public Schools / Tulsa, OK US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4T13:48:17.933000000</dc:date>
    <meta:editing-duration>P1DT4H57M11S</meta:editing-duration>
    <meta:editing-cycles>785</meta:editing-cycles>
    <meta:generator>LibreOffice/5.1.4.2$Windows_x86 LibreOffice_project/f99d75f39f1c57ebdd7ffc5f42867c12031db97a</meta:generator>
    <dc:title>Minor E. Gordon, Ph.D. - Curriculum Vitae</dc:title>
    <meta:document-statistic meta:table-count="5" meta:image-count="0" meta:object-count="0" meta:page-count="4" meta:paragraph-count="189" meta:word-count="1477" meta:character-count="10532" meta:non-whitespace-character-count="9264"/>
  </office:meta>
</office:document-meta>
</file>